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B000003FF2E9B08F29E6D30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3.25cm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shadow="visible" draw:shadow-offset-x="0.529cm" draw:shadow-offset-y="0.529cm" loext:shadow-blur="0.353cm" loext:glow-radius="0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75cm" svg:height="2.5cm" svg:x="15.25cm" svg:y="1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061cm" svg:height="18.999cm" svg:x="2.25cm" svg:y="0.751cm">
          <draw:image xlink:href="Pictures/100000010000032B000003FF2E9B08F29E6D30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2:34:12.404878141</meta:creation-date>
    <dc:date>2024-01-29T13:47:55.309281197</dc:date>
    <meta:editing-duration>PT31M44S</meta:editing-duration>
    <meta:editing-cycles>9</meta:editing-cycles>
    <meta:generator>LibreOffice/7.3.7.2$Linux_X86_64 LibreOffice_project/30$Build-2</meta:generator>
    <meta:document-statistic meta:object-count="2"/>
  </office:meta>
</office:document-meta>
</file>